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Georgia, serif"/>
    <style:font-face style:name="Open Sans" svg:font-family="'Open Sans', 'Helvetica Neue', Helvetica, Arial, sans-serif"/>
    <style:font-face style:name="arial" svg:font-family="arial, sans-serif"/>
    <style:font-face style:name="DejaVu Sans2" svg:font-family="'DejaVu Sans'" style:font-family-generic="swiss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Noto Sans CJK TC Regular3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2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TC Regular" fo:font-size="16pt" fo:font-style="normal" officeooo:rsid="000f3c04" officeooo:paragraph-rsid="000f3c04" style:font-name-asian="Noto Sans CJK TC Regular" style:font-size-asian="16pt" style:font-style-asian="normal" style:font-size-complex="16pt" style:font-style-complex="normal"/>
    </style:style>
    <style:style style:name="P2" style:family="paragraph" style:parent-style-name="Standard"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3" style:family="paragraph" style:parent-style-name="Standard">
      <style:text-properties fo:color="#800000" style:font-name="Noto Sans CJK TC Regular" fo:font-size="12pt" fo:font-style="normal" fo:font-weight="normal" officeooo:paragraph-rsid="000f3c04" style:font-name-asian="Noto Sans CJK TC Regular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800000" fo:font-size="12pt" fo:font-weight="normal" officeooo:paragraph-rsid="000f3c04" style:font-size-asian="12pt" style:font-weight-asian="normal" style:font-size-complex="1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officeooo:rsid="000f3c04" officeooo:paragraph-rsid="000f3c04" style:font-name-asian="Noto Sans CJK TC Regular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Noto Sans CJK TC Regular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2b107" officeooo:paragraph-rsid="0017db3a" style:font-name-asian="Noto Sans CJK TC Regular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21d86d" style:font-name-asian="Noto Sans CJK TC Regular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Noto Sans CJK TC Regular" fo:font-size="12pt" fo:font-style="normal" officeooo:rsid="001a3907" officeooo:paragraph-rsid="003c73b8" style:font-name-asian="Noto Sans CJK TC Regular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42b9d3" officeooo:paragraph-rsid="004411ed" style:font-name-asian="Noto Sans CJK TC Regular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paragraph-rsid="00469f5b" style:font-name-asian="Noto Sans CJK TC Regular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Noto Sans CJK TC Regular" officeooo:paragraph-rsid="001e9a80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b147b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 CJK TC Regular" fo:font-size="12pt" fo:font-style="normal" officeooo:rsid="0046d13e" officeooo:paragraph-rsid="0046d13e" style:font-name-asian="Noto Sans CJK TC Regular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87313" style:font-name-asian="Noto Sans CJK TC Regular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Noto Sans CJK TC Regular" fo:font-size="12pt" fo:font-style="normal" officeooo:rsid="00487313" officeooo:paragraph-rsid="0049fb2c" style:font-name-asian="Noto Sans CJK TC Regular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fo:font-size="12pt" officeooo:paragraph-rsid="00487313" style:font-size-asian="12pt" style:font-size-complex="12pt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paragraph-rsid="000f3c04" style:font-name-asian="Noto Sans CJK TC Regular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3a9b7d" officeooo:paragraph-rsid="0042b9d3" style:font-name-asian="Noto Sans CJK TC Regular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Noto Sans CJK TC Regular" fo:font-size="12pt" fo:font-style="normal" officeooo:rsid="003c73b8" officeooo:paragraph-rsid="003c73b8" style:font-name-asian="Noto Sans CJK TC Regular" style:font-size-asian="12pt" style:font-style-asian="normal" style:font-size-complex="12pt" style:font-style-complex="normal"/>
    </style:style>
    <style:style style:name="P27" style:family="paragraph" style:parent-style-name="Caption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Noto Sans CJK TC Regular" fo:font-size="12pt" fo:font-style="normal" style:font-name-asian="Noto Sans CJK TC Regular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800000" style:font-name="Noto Sans CJK TC Regular" fo:font-size="12pt" fo:letter-spacing="normal" fo:font-style="normal" fo:font-weight="normal" officeooo:rsid="00274852" style:font-name-asian="Noto Sans CJK TC Regular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800000" style:font-name="Noto Sans CJK TC Regular" fo:font-size="12pt" fo:letter-spacing="normal" fo:font-style="normal" fo:font-weight="normal" officeooo:rsid="00283ca0" style:font-name-asian="Noto Sans CJK TC Regular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800000" style:font-name="Noto Sans CJK TC Regular" fo:font-size="12pt" fo:letter-spacing="normal" fo:font-style="normal" fo:font-weight="normal" officeooo:rsid="0025290e" style:font-name-asian="Noto Sans CJK TC Regular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800000" style:font-name="Noto Sans CJK TC Regular" fo:font-size="12pt" fo:letter-spacing="normal" fo:font-style="normal" fo:font-weight="normal" officeooo:rsid="0028ee98" style:font-name-asian="Noto Sans CJK TC Regular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800000" style:font-name="Noto Sans CJK TC Regular" fo:font-size="12pt" fo:letter-spacing="normal" fo:font-style="normal" fo:font-weight="normal" officeooo:rsid="002912eb" style:font-name-asian="Noto Sans CJK TC Regular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800000" style:font-name="Noto Sans CJK TC Regular" fo:font-size="12pt" fo:letter-spacing="normal" fo:font-style="normal" fo:font-weight="normal" officeooo:rsid="002a4cf5" style:font-name-asian="Noto Sans CJK TC Regular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800000" style:font-name="Noto Sans CJK TC Regular" fo:font-size="12pt" fo:letter-spacing="normal" fo:font-style="normal" fo:font-weight="normal" officeooo:rsid="002b147b" style:font-name-asian="Noto Sans CJK TC Regular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800000" style:font-name="Noto Sans CJK TC Regular" fo:font-size="12pt" fo:letter-spacing="normal" fo:font-style="normal" fo:font-weight="normal" officeooo:rsid="002b8c47" style:font-name-asian="Noto Sans CJK TC Regular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800000" style:font-name="Noto Sans CJK TC Regular" fo:font-size="12pt" fo:letter-spacing="normal" fo:font-style="normal" fo:font-weight="normal" officeooo:rsid="002c1305" style:font-name-asian="Noto Sans CJK TC Regular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800000" style:font-name="Noto Sans CJK TC Regular" fo:font-size="12pt" fo:letter-spacing="normal" fo:font-style="normal" fo:font-weight="bold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800000" style:font-name="Noto Sans CJK TC Regular" fo:font-size="12pt" fo:letter-spacing="normal" fo:font-style="normal" fo:font-weight="bold" officeooo:rsid="00283ca0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800000" style:font-name="Noto Sans CJK TC Regular" fo:font-size="12pt" fo:letter-spacing="normal" fo:font-style="normal" fo:font-weight="bold" officeooo:rsid="00271e8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800000" style:font-name="Noto Sans CJK TC Regular" fo:font-size="12pt" fo:letter-spacing="normal" fo:font-style="normal" fo:font-weight="bold" officeooo:rsid="002a4cf5" style:font-name-asian="Noto Sans CJK TC Regular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800000" fo:letter-spacing="normal" fo:font-style="normal" fo:font-weight="normal" officeooo:rsid="0025290e" style:font-style-asian="normal" style:font-style-complex="normal"/>
    </style:style>
    <style:style style:name="T15" style:family="text">
      <style:text-properties fo:font-variant="normal" fo:text-transform="none" fo:color="#800000" fo:letter-spacing="normal" fo:font-style="normal" fo:font-weight="normal" officeooo:rsid="003f8704" style:font-style-asian="normal" style:font-style-complex="normal"/>
    </style:style>
    <style:style style:name="T16" style:family="text">
      <style:text-properties fo:font-variant="normal" fo:text-transform="none" fo:color="#800000" fo:letter-spacing="normal" fo:font-style="normal" fo:font-weight="normal" officeooo:rsid="0042b9d3" style:font-style-asian="normal" style:font-style-complex="normal"/>
    </style:style>
    <style:style style:name="T17" style:family="text">
      <style:text-properties fo:font-variant="normal" fo:text-transform="none" fo:color="#800000" fo:letter-spacing="normal" fo:font-style="normal" fo:font-weight="normal" officeooo:rsid="00469f5b" style:font-style-asian="normal" style:font-style-complex="normal"/>
    </style:style>
    <style:style style:name="T18" style:family="text">
      <style:text-properties fo:font-variant="normal" fo:text-transform="none" fo:color="#ffffff" style:text-line-through-style="none" style:text-line-through-type="none" style:font-name="Cambria" fo:font-size="22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fo:color="#ffffff" style:text-line-through-style="none" style:text-line-through-type="none" fo:letter-spacing="normal" style:text-underline-style="none" style:text-blinking="false" fo:background-color="transparent" loext:char-shading-value="0" style:font-name-asian="Cambria" style:font-size-asian="22.5pt" style:font-style-asian="normal" style:font-weight-asian="normal" loext:padding="0in" loext:border="none"/>
    </style:style>
    <style:style style:name="T20" style:family="text">
      <style:text-properties fo:font-variant="normal" fo:text-transform="none" fo:color="#ffffff" style:text-line-through-style="none" style:text-line-through-type="none" style:font-name="Noto Sans CJK TC Regular" fo:font-size="12pt" fo:letter-spacing="normal" fo:font-style="normal" style:text-underline-style="none" officeooo:rsid="00487313" style:text-blinking="false" fo:background-color="transparent" loext:char-shading-value="0" style:font-name-asian="Cambria" style:font-size-asian="22.5pt" style:font-style-asian="normal" style:font-weight-asian="normal" style:font-size-complex="12pt" style:font-style-complex="normal" loext:padding="0in" loext:border="none"/>
    </style:style>
    <style:style style:name="T21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officeooo:rsid="00487313" style:text-blinking="false" fo:background-color="transparent" loext:char-shading-value="0" style:font-name-asian="Cambria" style:font-size-asian="22.5pt" style:font-style-asian="normal" style:font-weight-asian="normal" style:font-size-complex="12pt" style:font-style-complex="normal" loext:padding="0in" loext:border="none"/>
    </style:style>
    <style:style style:name="T22" style:family="text">
      <style:text-properties fo:font-variant="normal" fo:text-transform="none" style:text-line-through-style="none" style:text-line-through-type="none" style:font-name="Noto Sans CJK TC Regular" fo:letter-spacing="normal" fo:font-style="normal" style:text-underline-style="none" officeooo:rsid="00487313" style:text-blinking="false" fo:background-color="transparent" loext:char-shading-value="0" style:font-name-asian="Cambria" style:font-style-asian="normal" style:font-weight-asian="normal" style:font-style-complex="normal" loext:padding="0in" loext:border="none"/>
    </style:style>
    <style:style style:name="T23" style:family="text">
      <style:text-properties style:font-name="Noto Sans CJK TC Regular" fo:font-size="12pt" fo:font-style="normal" officeooo:rsid="001a3907" style:font-name-asian="Noto Sans CJK TC Regular" style:font-size-asian="12pt" style:font-style-asian="normal" style:font-size-complex="12pt" style:font-style-complex="normal"/>
    </style:style>
    <style:style style:name="T24" style:family="text">
      <style:text-properties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25" style:family="text">
      <style:text-properties style:font-name="Noto Sans CJK TC Regular" fo:font-size="12pt" fo:font-style="normal" officeooo:rsid="002d4637" style:font-name-asian="Noto Sans CJK TC Regular" style:font-size-asian="12pt" style:font-style-asian="normal" style:font-size-complex="12pt" style:font-style-complex="normal"/>
    </style:style>
    <style:style style:name="T26" style:family="text">
      <style:text-properties style:font-name="Noto Sans CJK TC Regular" fo:font-size="12pt" fo:font-style="normal" officeooo:rsid="00487313" style:font-name-asian="Noto Sans CJK TC Regular" style:font-size-asian="12pt" style:font-style-asian="normal" style:font-size-complex="12pt" style:font-style-complex="normal"/>
    </style:style>
    <style:style style:name="T27" style:family="text">
      <style:text-properties style:font-name="Noto Sans CJK TC Regular" fo:font-style="normal" style:font-name-asian="Noto Sans CJK TC Regular" style:font-style-asian="normal" style:font-style-complex="normal"/>
    </style:style>
    <style:style style:name="T28" style:family="text">
      <style:text-properties style:font-name="Noto Sans CJK TC Regular" fo:font-style="normal" officeooo:rsid="000937e7" style:font-name-asian="Noto Sans CJK TC Regular" style:font-style-asian="normal" style:font-style-complex="normal"/>
    </style:style>
    <style:style style:name="T29" style:family="text">
      <style:text-properties style:font-name="Noto Sans CJK TC Regular" fo:font-style="normal" officeooo:rsid="002336db" style:font-name-asian="Noto Sans CJK TC Regular" style:font-style-asian="normal" style:font-style-complex="normal"/>
    </style:style>
    <style:style style:name="T30" style:family="text">
      <style:text-properties style:font-name="Noto Sans CJK TC Regular" fo:font-style="normal" officeooo:rsid="00487313" style:font-name-asian="Noto Sans CJK TC Regular" style:font-style-asian="normal" style:font-style-complex="normal"/>
    </style:style>
    <style:style style:name="T31" style:family="text">
      <style:text-properties officeooo:rsid="0010ccbb"/>
    </style:style>
    <style:style style:name="T32" style:family="text">
      <style:text-properties officeooo:rsid="00141d89"/>
    </style:style>
    <style:style style:name="T33" style:family="text">
      <style:text-properties fo:color="#800000" fo:font-size="12pt" fo:font-weight="normal" officeooo:rsid="000937e7" style:font-size-asian="12pt" style:font-weight-asian="normal" style:font-size-complex="12pt" style:font-weight-complex="normal"/>
    </style:style>
    <style:style style:name="T34" style:family="text">
      <style:text-properties fo:color="#800000" style:font-name="Noto Sans CJK TC Regular" fo:font-size="12pt" fo:font-weight="normal" officeooo:rsid="000937e7" style:font-size-asian="12pt" style:font-weight-asian="normal" style:font-size-complex="12pt" style:font-weight-complex="normal"/>
    </style:style>
    <style:style style:name="T35" style:family="text">
      <style:text-properties fo:color="#800000" style:font-name="Noto Sans CJK TC Regular" fo:font-size="12pt" fo:font-weight="normal" officeooo:rsid="001cd446" style:font-size-asian="12pt" style:font-weight-asian="normal" style:font-size-complex="12pt" style:font-weight-complex="normal"/>
    </style:style>
    <style:style style:name="T36" style:family="text">
      <style:text-properties fo:color="#800000" style:font-name="Noto Sans CJK TC Regular" fo:font-size="12pt" fo:font-style="normal" officeooo:rsid="0025290e" style:font-name-asian="Noto Sans CJK TC Regular" style:font-size-asian="12pt" style:font-style-asian="normal" style:font-size-complex="12pt" style:font-style-complex="normal"/>
    </style:style>
    <style:style style:name="T37" style:family="text">
      <style:text-properties fo:color="#800000" style:font-name="Noto Sans CJK TC Regular" fo:font-size="12pt" fo:font-style="normal" officeooo:rsid="002ef502" style:font-name-asian="Noto Sans CJK TC Regular" style:font-size-asian="12pt" style:font-style-asian="normal" style:font-size-complex="12pt" style:font-style-complex="normal"/>
    </style:style>
    <style:style style:name="T38" style:family="text">
      <style:text-properties fo:color="#800000" officeooo:rsid="00438ab1"/>
    </style:style>
    <style:style style:name="T39" style:family="text">
      <style:text-properties officeooo:rsid="001e9a80"/>
    </style:style>
    <style:style style:name="T40" style:family="text">
      <style:text-properties officeooo:rsid="001f207b"/>
    </style:style>
    <style:style style:name="T41" style:family="text">
      <style:text-properties officeooo:rsid="0031149f"/>
    </style:style>
    <style:style style:name="T42" style:family="text">
      <style:text-properties officeooo:rsid="0034a72a"/>
    </style:style>
    <style:style style:name="T43" style:family="text">
      <style:text-properties officeooo:rsid="003c73b8"/>
    </style:style>
    <style:style style:name="T44" style:family="text">
      <style:text-properties officeooo:rsid="00438ab1"/>
    </style:style>
    <style:style style:name="T45" style:family="text">
      <style:text-properties officeooo:rsid="0049fb2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 2016</text:p>
      <text:p text:style-name="P6">系級：電機四</text:p>
      <text:p text:style-name="P27">姓名：鍾勝隆</text:p>
      <text:p text:style-name="P6">學號：B02901001</text:p>
      <text:p text:style-name="P1">HW1 <text:span text:style-name="T31">Report</text:span> – PM2.5 Prediction</text:p>
      <text:p text:style-name="P3">1.(1%) Linear regression function by Gradient Descent.</text:p>
      <text:p text:style-name="P4"><text:span text:style-name="T27"><text:tab/></text:span><text:span text:style-name="T28">#intial coefficient <text:s/></text:span><text:span text:style-name="T29">(import numpy as np)</text:span></text:p>
      <text:p text:style-name="P7"><text:span text:style-name="T33">wei</text:span><text:span text:style-name="T34">ght = np.zeros((1, 162)</text:span><text:span text:style-name="T35">)</text:span></text:p>
      <text:p text:style-name="P8">bias = 0</text:p>
      <text:p text:style-name="P8">learning_rate = 0.2</text:p>
      <text:p text:style-name="P8">learning_time = 8964</text:p>
      <text:p text:style-name="P8">#Regularization</text:p>
      <text:p text:style-name="P8">Lambda = 0</text:p>
      <text:p text:style-name="P8">#for Adagrad</text:p>
      <text:p text:style-name="P8">G_w = np.zeros((1, 162))</text:p>
      <text:p text:style-name="P8">G_b = 0</text:p>
      <text:p text:style-name="P8"/>
      <text:p text:style-name="P8">t = 1</text:p>
      <text:p text:style-name="P8">while(True): #S<text:span text:style-name="T42">tart training</text:span></text:p>
      <text:p text:style-name="P8"><text:s text:c="4"/>change = ttraining_results - bias - np.sum((training_datas * weight), axis=1)</text:p>
      <text:p text:style-name="P8"><text:s text:c="4"/>b_w = change.sum()</text:p>
      <text:p text:style-name="P18"><text:s text:c="4"/>g_w = np.sum((np.transpose(training_datas) * <text:span text:style-name="T39">\</text:span></text:p>
      <text:p text:style-name="P18"><text:tab/>change), axis=1) - Lambda * weight</text:p>
      <text:p text:style-name="P8"/>
      <text:p text:style-name="P8"><text:s text:c="4"/>#gradient</text:p>
      <text:p text:style-name="P8"><text:s text:c="4"/>gradient_w = -2 * g_w</text:p>
      <text:p text:style-name="P8"><text:s text:c="4"/>gradient_b = -2 * b_w</text:p>
      <text:p text:style-name="P8"><text:s text:c="4"/>G_w += gradient_w ** 2<text:tab/><text:tab/><text:span text:style-name="T42">#Adagrad</text:span></text:p>
      <text:p text:style-name="P8"><text:s text:c="4"/>G_b += gradient_b ** 2</text:p>
      <text:p text:style-name="P8"><text:s text:c="4"/>weight = weight - learning_rate * (1 / (G_w) ** 0.5 ) * gradient_w</text:p>
      <text:p text:style-name="P8"><text:s text:c="4"/>bias = bias - learning_rate * (1 / (G_b) ** 0.5 ) * gradient_b</text:p>
      <text:p text:style-name="P8"><text:s text:c="4"/>t += 1</text:p>
      <text:p text:style-name="P8"><text:s text:c="4"/>if (t % 10 == 0):</text:p>
      <text:p text:style-name="P8"><text:s text:c="8"/>print("The", t, "times")</text:p>
      <text:p text:style-name="P8"><text:s text:c="4"/>if ( t &gt; learning_time):</text:p>
      <text:p text:style-name="P8"><text:s text:c="8"/>print ("Linear Regression training is done.")</text:p>
      <text:p text:style-name="P8"><text:s text:c="8"/>break</text:p>
      <text:p text:style-name="P3"><text:soft-page-break/>2. (1%) Describe your method.</text:p>
      <text:p text:style-name="P2"/>
      <text:p text:style-name="P9"><text:tab/>首先，在開始Linear regression之前，必須先決定要用多少的<text:span text:style-name="T32">feature去預測第10小時的PM2.5，由於測資是給前連續9個小時的18項天氣觀測資料，故我以此162 (9*18)資料爲feature去進行training。我將train.csv中同月份的連續九小時資料取出爲一筆資料(包含跨日的資料)：</text:span></text:p>
      <text:p text:style-name="P9"/>
      <text:p text:style-name="P10"><text:span text:style-name="T32"><draw:frame draw:style-name="fr1" draw:name="Object1" text:anchor-type="as-char" svg:y="-0.1756in" svg:width="1.5547in" svg:height="0.24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/>
      <text:p text:style-name="P11">共可以產生5652筆data，使用<text:span text:style-name="T40">numpy的二維array(shape爲(5652*162))儲存，設定參數一維array，每個feature都有對應的weight，故我初始化162個0起始值，由於linear regresion的loss function沒有local minimum，初始值不需要特別決定，以及設bias也爲0 。</text:span></text:p>
      <text:p text:style-name="P11"/>
      <text:p text:style-name="P12"><text:tab/>在<text:span text:style-name="T41">training中，先計算以loss function：</text:span></text:p>
      <text:p text:style-name="P12"/>
      <text:p text:style-name="P13"><draw:frame draw:style-name="fr1" draw:name="Object6" text:anchor-type="as-char" svg:y="-0.2866in" svg:width="3.3138in" svg:height="0.47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3"/>
      <text:p text:style-name="P12"><text:span text:style-name="T41">對應各個feature的gradient，因爲我有使用Adagrad，故將每次計算的gradient平方後，累積在</text:span><text:span text:style-name="T41"><draw:frame draw:style-name="fr1" draw:name="Object2" text:anchor-type="as-char" svg:y="-0.1547in" svg:width="0.3063in" svg:height="0.2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1">和</text:span><text:span text:style-name="T41"><draw:frame draw:style-name="fr1" draw:name="Object4" text:anchor-type="as-char" svg:y="-0.1547in" svg:width="0.2819in" svg:height="0.221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1">，以</text:span><text:span text:style-name="T41"><draw:frame draw:style-name="fr1" draw:name="Object3" text:anchor-type="as-char" svg:y="-0.1717in" svg:width="0.7071in" svg:height="0.237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1">和</text:span><text:span text:style-name="T41"><draw:frame draw:style-name="fr1" draw:name="Object5" text:anchor-type="as-char" svg:y="-0.1717in" svg:width="0.6827in" svg:height="0.237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1">再乘上learning rate和gradient，加上原本的weight和bias，即完成Adagrad的Gradient Descent。</text:span></text:p>
      <text:p text:style-name="P11"/>
      <text:p text:style-name="P19"><text:span text:style-name="T23"><text:tab/></text:span><text:span text:style-name="T25">至於</text:span><text:span text:style-name="T23">要</text:span><text:span text:style-name="T25">如何</text:span><text:span text:style-name="T24">設定lear</text:span><text:span text:style-name="T36">ning rate，train</text:span><text:span text:style-name="T37">ing time(次數)</text:span><text:span text:style-name="T36">，以及regularization的係數λ <text:s/>，我是透過</text:span><text:span text:style-name="Emphasis"><text:span text:style-name="T11">K</text:span></text:span><text:span text:style-name="T10">-fold cross-</text:span><text:span text:style-name="Emphasis"><text:span text:style-name="T10">validation</text:span></text:span><text:span text:style-name="Emphasis"><text:span text:style-name="T12">(交互驗證)</text:span></text:span><text:span text:style-name="Emphasis"><text:span text:style-name="T1">去評估各個參數的最佳值，</text:span></text:span><text:span text:style-name="Emphasis"><text:span text:style-name="T2">在data_process.py將全部的資料</text:span></text:span><text:span text:style-name="Emphasis"><text:span text:style-name="T11">分成10等分</text:span></text:span><text:span text:style-name="Emphasis"><text:span text:style-name="T2">，其中1份當作Validation set，剩下9份爲Training set，故產生10組Training set和Validation set，存在</text:span></text:span><text:span text:style-name="Emphasis"><text:span text:style-name="T4">data_validation資料夾下，</text:span></text:span><text:span text:style-name="Emphasis"><text:span text:style-name="T5">validation.py中會讀進這些資料，平行train 10 個獨立的Training set，使用</text:span></text:span><text:span text:style-name="Emphasis"><text:span text:style-name="T2">Validation set算</text:span></text:span><text:span text:style-name="Emphasis"><text:span text:style-name="T5">train 出資料的loss</text:span></text:span><text:span text:style-name="Emphasis"><text:span text:style-name="T6">，再由10個loss的</text:span></text:span><text:span text:style-name="Emphasis"><text:span text:style-name="T13">mean</text:span></text:span><text:span text:style-name="Emphasis"><text:span text:style-name="T6">和</text:span></text:span><text:span text:style-name="Emphasis"><text:span text:style-name="T13">variance</text:span></text:span><text:span text:style-name="Emphasis"><text:span text:style-name="T6">評估該參數建立的model是否較好</text:span></text:span><text:span text:style-name="Emphasis"><text:span text:style-name="T7">，調整</text:span></text:span><text:span text:style-name="Emphasis"><text:span text:style-name="T3">learning rate，train</text:span></text:span><text:span text:style-name="Emphasis"><text:span text:style-name="T7">ing times</text:span></text:span><text:span text:style-name="Emphasis"><text:span text:style-name="T3">，</text:span></text:span><text:span text:style-name="Emphasis"><text:span text:style-name="T7">和</text:span></text:span><text:span text:style-name="Emphasis"><text:span text:style-name="T3">λ </text:span></text:span><text:span text:style-name="Emphasis"><text:span text:style-name="T7">，以達到最低的mean和variance</text:span></text:span><text:span text:style-name="Emphasis"><text:span text:style-name="T8">，並在將該三個參數輸入predictor.py中，把全部的5652筆資料重新</text:span></text:span><text:span text:style-name="Emphasis"><text:span text:style-name="T9">train一遍，讀入test_X.csv，計算出答案。</text:span></text:span></text:p>
      <text:p text:style-name="P2"/>
      <text:p text:style-name="P2">3. (1%) Discussion on regularization.</text:p>
      <text:p text:style-name="P24"/>
      <text:p text:style-name="P25">使用regularization以避免model train到overfitting<text:span text:style-name="T43">，</text:span><text:span text:style-name="Emphasis"><text:span text:style-name="T14">λ</text:span></text:span><text:span text:style-name="T43">太小的話就等於沒有作regularization，但是，如果</text:span><text:span text:style-name="Emphasis"><text:span text:style-name="T14">λ太大則無法使</text:span></text:span><text:span text:style-name="Emphasis"><text:span text:style-name="T16">loss有效下降，變成underfitting。</text:span></text:span></text:p>
      <text:p text:style-name="P26"><text:soft-page-break/>以下爲以相同的learning rate = 0.2，learning time = 2000，在不同<text:span text:style-name="Emphasis"><text:span text:style-name="T14">λ 下</text:span></text:span><text:span text:style-name="Emphasis"><text:span text:style-name="T15">，validation set loss的mean和variance的實驗</text:span></text:span><text:span text:style-name="Emphasis"><text:span text:style-name="T16">。</text:span></text:span></text:p>
      <text:p text:style-name="P26"><text:span text:style-name="Emphasis"><text:span text:style-name="T16"/></text:span></text:p>
      <text:p text:style-name="P26"><draw:frame draw:style-name="fr2" draw:name="Object8" text:anchor-type="paragraph" svg:width="6.1374in" svg:height="3.9717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Emphasis"><text:span text:style-name="T16"/></text:span></text:p>
      <text:p text:style-name="P26"><draw:frame draw:style-name="fr2" draw:name="Object7" text:anchor-type="paragraph" svg:width="6.1374in" svg:height="3.9717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Emphasis"><text:span text:style-name="T16"/></text:span></text:p>
      <text:p text:style-name="P2"/>
      <text:p text:style-name="P16"><text:soft-page-break/>可由上面兩張圖看出<text:span text:style-name="Emphasis"><text:span text:style-name="T14">λ</text:span></text:span><text:span text:style-name="Emphasis"><text:span text:style-name="T17">變大，loss的variance有效的下降，較不容易overfitting，但卻使loss的mean上升，降低預測的準確度。</text:span></text:span></text:p>
      <text:p text:style-name="P16"><text:span text:style-name="Emphasis"><text:span text:style-name="T17"/></text:span></text:p>
      <text:p text:style-name="P2">4. (1%) Discussion on learning rate.</text:p>
      <text:p text:style-name="P14"/>
      <text:p text:style-name="P15">Learning rate的大小就等於是每次在更新<text:span text:style-name="T44">weight和bias的大小，所以要是learning rate太大，無法慢慢接近最佳的參數值，甚至過度成長，反而使loss變大至無限。反之，要是太小，則是無論經過多少learning time，loss依然沒有改變。使用Adagrad後，因爲每次的learning rate會被實作Adagrad的係數牽制，進而可以大幅減少過大的</text:span><text:span text:style-name="T38">learning rate，但是特性是最終都會變得很小，所以training time 太長會沒有顯著的改進。</text:span></text:p>
      <text:p text:style-name="P21"/>
      <text:p text:style-name="P21">5. Reference</text:p>
      <text:p text:style-name="P21"><text:tab/><text:span text:style-name="T45">NTUEE – </text:span>ML<text:span text:style-name="T45">2016Fall上課投影片</text:span></text:p>
      <text:p text:style-name="P22"><text:tab/><text:a xlink:type="simple" xlink:href="http://speech.ee.ntu.edu.tw/~tlkagk/courses_ML16.html" text:style-name="Internet_20_link" text:visited-style-name="Visited_20_Internet_20_Link"><text:span text:style-name="T45">http://speech.ee.ntu.edu.tw/~tlkagk/courses_ML16.html</text:span></text:a></text:p>
      <text:p text:style-name="P23"><text:span text:style-name="T30"><text:tab/></text:span><text:span text:style-name="T22">交叉驗證cross-validation</text:span></text:p>
      <text:p text:style-name="P17"><text:a xlink:type="simple" xlink:href="https://cg2010studio.com/2012/10/22/交叉驗證-cross-validation/" text:style-name="Internet_20_link" text:visited-style-name="Visited_20_Internet_20_Link">https://cg2010studio.com/2012/10/22/%E4%BA%A4%E5%8F%89%E9%A9%97%E8%AD%89-cross-validation/</text:a></text:p>
      <text:p text:style-name="P17">Wikipedia K-fold cross validation</text:p>
      <text:p text:style-name="P17"><text:a xlink:type="simple" xlink:href="https://www.wikiwand.com/zh/交叉驗證" text:style-name="Internet_20_link" text:visited-style-name="Visited_20_Internet_20_Link">https://www.wikiwand.com/zh/%E4%BA%A4%E5%8F%89%E9%A9%97%E8%AD%89</text:a></text:p>
      <text:p text:style-name="P17">An overview of gradient descent optimization algorithms (Adagrad)</text:p>
      <text:p text:style-name="P17"><text:a xlink:type="simple" xlink:href="http://sebastianruder.com/optimizing-gradient-descent/" text:style-name="Internet_20_link" text:visited-style-name="Visited_20_Internet_20_Link">http://sebastianruder.com/optimizing-gradient-descent/</text:a></text:p>
      <text:p text:style-name="P17"/>
      <text:p text:style-name="P15"/>
      <text:p text:style-name="P20">P.S.linear_regression.sh == kaggle_best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Georgia, serif"/>
    <style:font-face style:name="Open Sans" svg:font-family="'Open Sans', 'Helvetica Neue', Helvetica, Arial, sans-serif"/>
    <style:font-face style:name="arial" svg:font-family="arial, sans-serif"/>
    <style:font-face style:name="DejaVu Sans2" svg:font-family="'DejaVu Sans'" style:font-family-generic="swiss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Noto Sans CJK TC Regular3" svg:font-family="'Noto Sans CJK TC Regular'" style:font-family-generic="modern" style:font-pitch="fixed"/>
    <style:font-face style:name="Noto Sans CJK TC Regular" svg:font-family="'Noto Sans CJK TC Regular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TC Regular2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TC Regular2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TC Regular2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TC Regular2" style:font-family-asian="'Noto Sans CJK T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Noto Sans CJK TC Regular2" style:font-family-asian="'Noto Sans CJK TC Regular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left="0.4925in" fo:margin-right="0in" fo:margin-top="0in" fo:margin-bottom="0in" loext:contextual-spacing="false" fo:text-indent="0in" style:auto-text-indent="false"/>
      <style:text-properties fo:color="#800000" style:font-name="DejaVu Sans Mono" fo:font-family="'DejaVu Sans Mono'" style:font-family-generic="modern" style:font-pitch="fixed" fo:font-size="12pt" fo:font-weight="normal" officeooo:rsid="000937e7" style:font-name-asian="Noto Sans CJK TC Regular3" style:font-family-asian="'Noto Sans CJK TC Regular'" style:font-family-generic-asian="modern" style:font-pitch-asian="fixed" style:font-size-asian="12pt" style:font-weight-asian="normal" style:font-name-complex="DejaVu Sans Mono" style:font-family-complex="'DejaVu Sans Mono'" style:font-family-generic-complex="modern" style:font-pitch-complex="fixed" style:font-size-complex="12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Noto Sans CJK TC Regular2" style:font-family-asian="'Noto Sans CJK TC Regular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46:33.921149928</meta:creation-date>
    <dc:date>2016-10-14T20:00:19.435949213</dc:date>
    <meta:editing-duration>PT4H12M51S</meta:editing-duration>
    <meta:editing-cycles>41</meta:editing-cycles>
    <meta:generator>LibreOffice/5.2.1.2$Linux_X86_64 LibreOffice_project/20m0$Build-2</meta:generator>
    <meta:document-statistic meta:table-count="0" meta:image-count="0" meta:object-count="8" meta:page-count="4" meta:paragraph-count="59" meta:word-count="960" meta:character-count="2991" meta:non-whitespace-character-count="2715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(</mo>
            <mrow>
              <mrow>
                <msubsup>
                  <mi>x</mi>
                  <mn>1</mn>
                  <mi>n</mi>
                </msubsup>
                <mi>,</mi>
                <msubsup>
                  <mi>x</mi>
                  <mrow>
                    <mn>2,.</mn>
                    <mn>..</mn>
                  </mrow>
                  <mi>n</mi>
                </msubsup>
                <mi>,</mi>
                <msubsup>
                  <mi>x</mi>
                  <mn>162</mn>
                  <mi>n</mi>
                </msubsup>
              </mrow>
            </mrow>
            <mo fence="true" stretchy="false">)</mo>
          </mrow>
          <mi>,</mi>
          <msup>
            <mi>y</mi>
            <mi>n</mi>
          </msup>
        </mrow>
      </mrow>
      <mo fence="true" stretchy="false">)</mo>
    </mrow>
    <annotation encoding="StarMath 5.0">( (x^n_1,x^n_2,...,x^n_162),y^n)</annotation>
  </semantics>
</math>
</file>

<file path=Object 2/content.xml><?xml version="1.0" encoding="utf-8"?>
<math xmlns="http://www.w3.org/1998/Math/MathML" display="block">
  <semantics>
    <msub>
      <mi>G</mi>
      <mi>w</mi>
    </msub>
    <annotation encoding="StarMath 5.0">G_w</annotation>
  </semantics>
</math>
</file>

<file path=Object 3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sub>
              <mi>G</mi>
              <mi>w</mi>
            </msub>
          </mrow>
          <mo fence="true" stretchy="false">)</mo>
        </mrow>
      </msqrt>
    </mrow>
    <annotation encoding="StarMath 5.0"> {1 / sqrt(G_w)} </annotation>
  </semantics>
</math>
</file>

<file path=Object 4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5/content.xml><?xml version="1.0" encoding="utf-8"?>
<math xmlns="http://www.w3.org/1998/Math/MathML" display="block">
  <semantics>
    <mrow>
      <mn>1</mn>
      <mo stretchy="false">/</mo>
      <msqrt>
        <mrow>
          <mo fence="true" stretchy="false">(</mo>
          <mrow>
            <msub>
              <mi>G</mi>
              <mi>b</mi>
            </msub>
          </mrow>
          <mo fence="true" stretchy="false">)</mo>
        </mrow>
      </msqrt>
    </mrow>
    <annotation encoding="StarMath 5.0"> {1 / sqrt(G_b)} </annotation>
  </semantics>
</math>
</file>

<file path=Object 6/content.xml><?xml version="1.0" encoding="utf-8"?>
<math xmlns="http://www.w3.org/1998/Math/MathML" display="block">
  <semantics>
    <mrow>
      <mrow>
        <mrow>
          <munder>
            <mo stretchy="false">∑</mo>
            <mrow>
              <msup>
                <mi>x</mi>
                <mi>n</mi>
              </msup>
              <mi>,</mi>
              <mrow>
                <msup>
                  <mi>y</mi>
                  <mi>n</mi>
                </msup>
                <mo stretchy="false">∈</mo>
                <mi mathvariant="italic">Training</mi>
              </mrow>
              <mi mathvariant="italic">set</mi>
            </mrow>
          </munder>
          <msup>
            <mrow>
              <mo fence="true" stretchy="false">(</mo>
              <mrow>
                <mrow>
                  <msup>
                    <mi>y</mi>
                    <mi>n</mi>
                  </msup>
                  <mo stretchy="false">−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162</mn>
                    </munderover>
                    <mrow>
                      <mo fence="true" stretchy="false">(</mo>
                      <mrow>
                        <mrow>
                          <msubsup>
                            <mi>x</mi>
                            <mi>i</mi>
                            <mi>n</mi>
                          </msubsup>
                          <msub>
                            <mi>w</mi>
                            <mi>i</mi>
                          </msub>
                        </mrow>
                      </mrow>
                      <mo fence="true" stretchy="false">)</mo>
                    </mrow>
                  </mrow>
                  <mo stretchy="false">−</mo>
                  <mi>b</mi>
                </mrow>
              </mrow>
              <mo fence="true" stretchy="false">)</mo>
            </mrow>
            <mn>2</mn>
          </msup>
        </mrow>
        <mo stretchy="false">+</mo>
        <mrow>
          <mo stretchy="false">∑</mo>
          <mi>λ</mi>
        </mrow>
      </mrow>
      <mrow>
        <mo fence="true" stretchy="false">(</mo>
        <mrow>
          <msubsup>
            <mi>w</mi>
            <mi>i</mi>
            <mn>2</mn>
          </msubsup>
        </mrow>
        <mo fence="true" stretchy="false">)</mo>
      </mrow>
    </mrow>
    <annotation encoding="StarMath 5.0">sum from{x^n, y^n in Training set}(y^n-sum from{i = 1}to{162}(x^n_i w_i)- b)^2 + sum λ(w_i^2)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88cm" svg:height="10.087cm" xlink:href="." xlink:type="simple" chart:class="chart:scatter" chart:style-name="ch1">
        <chart:title svg:x="6.216cm" svg:y="0.337cm" chart:style-name="ch2">
          <text:p>Loss-Variance</text:p>
        </chart:title>
        <chart:legend svg:x="6.777cm" svg:y="4.187cm" style:legend-expansion="custom" chartooo:width="2.456cm" chartooo:height="1.197cm" style:legend-expansion-aspect-ratio="2.05179615705931" chart:style-name="ch3"/>
        <chart:plot-area chart:style-name="ch4" chart:data-source-has-labels="both" svg:x="1.015cm" svg:y="0.949cm" svg:width="13.776cm" svg:height="8.075cm">
          <chartooo:coordinate-region svg:x="2.086cm" svg:y="1.282cm" svg:width="12.108cm" svg:height="6.83cm"/>
          <chart:axis chart:dimension="x" chart:name="primary-x" chart:style-name="ch5" chartooo:axis-type="auto">
            <chart:title svg:x="6.808cm" svg:y="8.871cm" chart:style-name="ch6">
              <text:p>Lambda</text:p>
            </chart:title>
            <chart:categories table:cell-range-address="local-table.$A$2:.$A$7"/>
          </chart:axis>
          <chart:axis chart:dimension="y" chart:name="primary-y" chart:style-name="ch7">
            <chart:title svg:x="0.144cm" svg:y="5.467cm" chart:style-name="ch8">
              <text:p>Value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27511375633">
                <text:p>0.2275113756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27309968903">
                <text:p>0.22730996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2556631476">
                <text:p>0.2255663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212148579396">
                <text:p>0.212148579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163945399609">
                <text:p>0.163945399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0902828426889">
                <text:p>0.0902828426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CJK TC Regular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88cm" svg:height="10.087cm" xlink:href="." xlink:type="simple" chart:class="chart:scatter" chart:style-name="ch1">
        <chart:title svg:x="6.547cm" svg:y="0.337cm" chart:style-name="ch2">
          <text:p>Loss-Mean</text:p>
        </chart:title>
        <chart:plot-area chart:style-name="ch3" chart:data-source-has-labels="both" svg:x="1.397cm" svg:y="0.969cm" svg:width="13.431cm" svg:height="8.072cm">
          <chartooo:coordinate-region svg:x="2.124cm" svg:y="1.301cm" svg:width="12.107cm" svg:height="6.828cm"/>
          <chart:axis chart:dimension="x" chart:name="primary-x" chart:style-name="ch4" chartooo:axis-type="auto">
            <chart:title svg:x="6.81cm" svg:y="8.871cm" chart:style-name="ch5">
              <text:p>Lambda</text:p>
            </chart:title>
            <chart:categories table:cell-range-address="local-table.$A$2:.$A$7"/>
          </chart:axis>
          <chart:axis chart:dimension="y" chart:name="primary-y" chart:style-name="ch6">
            <chart:title svg:x="0.526cm" svg:y="5.486cm" chart:style-name="ch7">
              <text:p>Value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99402685395">
                <text:p>5.994026853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99450928608">
                <text:p>5.99450928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99923852143">
                <text:p>5.99923852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.07106108666">
                <text:p>6.07106108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6.87254222229">
                <text:p>6.87254222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8.87999093847">
                <text:p>8.879990938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